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textarea-horizontal-align="justify" draw:textarea-vertical-align="top" draw:auto-grow-height="false"/>
    </style:style>
    <style:style style:name="gr7" style:family="graphic" style:parent-style-name="standard">
      <style:graphic-properties svg:stroke-color="#000000" draw:fill-color="#ffffff" draw:textarea-horizontal-align="justify" draw:textarea-vertical-align="top" draw:auto-grow-height="false"/>
    </style:style>
    <style:style style:name="gr8" style:family="graphic" style:parent-style-name="standard">
      <style:graphic-properties svg:stroke-color="#000000" svg:stroke-opacity="100%" draw:fill-color="#ffffff" draw:opacity="65%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" svg:stroke-color="#000000" draw:fill-color="#ffffff" draw:opacity="0%" draw:textarea-horizontal-align="justify" draw:textarea-vertical-align="middle" draw:auto-grow-height="false"/>
    </style:style>
    <style:style style:name="gr10" style:family="graphic" style:parent-style-name="objectwithoutfill">
      <style:graphic-properties svg:stroke-color="#000000" draw:marker-start="Rounded_20_short_20_Arrow" draw:marker-start-width="0.3cm" draw:marker-end="Rounded_20_short_20_Arrow" draw:marker-end-width="0.3cm" draw:fill="none" draw:textarea-vertical-align="middle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9900ff" draw:textarea-vertical-align="middle" draw:auto-grow-height="false" fo:min-height="0.749cm" fo:min-width="0.499cm"/>
    </style:style>
    <style:style style:name="gr13" style:family="graphic" style:parent-style-name="standard">
      <style:graphic-properties svg:stroke-color="#000000" draw:fill-color="#ff3333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-color="#006600" draw:textarea-horizontal-align="justify" draw:textarea-vertical-align="middle" draw:auto-grow-height="false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0.5pt" style:font-size-asian="10.5pt" style:font-size-complex="10.5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152cm" svg:height="0.462cm" svg:x="11.486cm" svg:y="15.9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826cm" svg:height="1.524cm" svg:x="2.716cm" svg:y="1.524cm">
          <text:p text:style-name="P2">Hadoop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826cm" svg:height="1.524cm" svg:x="8.016cm" svg:y="1.524cm">
          <text:p text:style-name="P2">MPI</text:p>
          <text:p text:style-name="P2">schedu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826cm" svg:height="1.524cm" svg:x="5.116cm" svg:y="7.824cm"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4.826cm" svg:height="1.524cm" svg:x="12.4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4.826cm" svg:height="1.524cm" svg:x="19.716cm" svg:y="7.824cm">
          <text:p text:style-name="P2">Standby</text:p>
          <text:p text:style-name="P2">Controlle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1cm" svg:height="0.508cm" svg:x="8.882cm" svg:y="8.38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1" draw:layer="layout" svg:width="2.758cm" svg:height="1.275cm" svg:x="9.83cm" svg:y="7.275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ustom-shape draw:style-name="gr6" draw:text-style-name="P2" xml:id="id4" draw:id="id4" draw:layer="layout" svg:width="4.064cm" svg:height="4.064cm" svg:x="0.862cm" svg:y="13.062cm">
          <text:p text:style-name="P2">Slave 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621cm" svg:height="0.508cm" svg:x="16.183cm" svg:y="8.38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layer="layout" svg:width="1.126cm" svg:height="0.962cm" svg:x="20.926cm" svg:y="14.478cm">
          <draw:text-box>
            <text:p>...</text:p>
          </draw:text-box>
        </draw:frame>
        <draw:custom-shape draw:style-name="gr6" draw:text-style-name="P2" xml:id="id6" draw:id="id6" draw:layer="layout" svg:width="4.064cm" svg:height="4.064cm" svg:x="5.862cm" svg:y="13.062cm">
          <text:p text:style-name="P2">Slave 2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064cm" svg:height="4.064cm" svg:x="10.862cm" svg:y="13.062cm">
          <text:p text:style-name="P2">Slave 3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22cm" svg:height="2.964cm" svg:x="11.17cm" svg:y="13.97cm">
          <text:p text:style-name="P2"><text:span text:style-name="T3">Hadoop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8" draw:id="id8" draw:layer="layout" svg:width="4.064cm" svg:height="4.064cm" svg:x="15.862cm" svg:y="13.062cm">
          <text:p text:style-name="P2">Slave 4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16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17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16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6" draw:text-style-name="P2" xml:id="id10" draw:id="id10" draw:layer="layout" svg:width="4.064cm" svg:height="4.064cm" svg:x="22.862cm" svg:y="13.062cm">
          <text:p text:style-name="P2">Slave N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348cm" svg:height="2.964cm" svg:x="23.17cm" svg:y="13.97cm">
          <text:p text:style-name="P2"><text:span text:style-name="T2">Hadoop</text:span></text:p>
          <text:p text:style-name="P2"><text:span text:style-name="T2">executo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962cm" svg:height="0.662cm" svg:x="24.04cm" svg:y="15.77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916cm" svg:height="0.762cm" svg:x="23.886cm" svg:y="15.472cm">
          <text:p text:style-name="P2">task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572cm" svg:height="2.964cm" svg:x="12.946cm" svg:y="13.97cm">
          <text:p text:style-name="P2"><text:span text:style-name="T3">MPI</text:span></text:p>
          <text:p text:style-name="P2"><text:span text:style-name="T3">execu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152cm" svg:height="0.462cm" svg:x="13.1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7.432cm" svg:height="13.716cm" svg:x="0.254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2" draw:layer="layout" draw:type="line" svg:x1="5.129cm" svg:y1="3.048cm" svg:x2="7.529cm" svg:y2="7.824cm" draw:start-shape="id1" draw:start-glue-point="2" draw:end-shape="id2" draw:end-glue-point="0" svg:d="M5129 3048l2400 4776" svg:viewBox="0 0 2401 4777">
          <text:p/>
        </draw:connector>
        <draw:frame draw:style-name="gr5" draw:text-style-name="P5" draw:layer="layout" svg:width="1.678cm" svg:height="0.729cm" svg:x="11.43cm" svg:y="1.524cm">
          <draw:text-box>
            <text:p><text:span text:style-name="T4">(R=1)</text:span></text:p>
          </draw:text-box>
        </draw:frame>
        <draw:frame draw:style-name="gr5" draw:text-style-name="P5" draw:layer="layout" svg:width="1.61cm" svg:height="0.729cm" svg:x="6.106cm" svg:y="1.525cm">
          <draw:text-box>
            <text:p><text:span text:style-name="T4">(R=3)</text:span></text:p>
          </draw:text-box>
        </draw:frame>
        <draw:frame draw:style-name="gr5" draw:text-style-name="P1" draw:layer="layout" svg:width="2.758cm" svg:height="1.275cm" svg:x="17.12cm" svg:y="7.276cm">
          <draw:text-box>
            <text:p text:style-name="P2"><text:span text:style-name="T1">RDMA </text:span></text:p>
            <text:p text:style-name="P2"><text:span text:style-name="T1">consensus</text:span></text:p>
          </draw:text-box>
        </draw:frame>
        <draw:connector draw:style-name="gr11" draw:text-style-name="P2" draw:layer="layout" draw:type="line" svg:x1="10.429cm" svg:y1="3.048cm" svg:x2="7.529cm" svg:y2="7.824cm" draw:start-shape="id3" draw:start-glue-point="2" draw:end-shape="id2" draw:end-glue-point="0" svg:d="M10429 3048l-2900 4776" svg:viewBox="0 0 2901 4777">
          <text:p/>
        </draw:connector>
        <draw:connector draw:style-name="gr11" draw:text-style-name="P2" draw:layer="layout" draw:type="line" svg:x1="2.894cm" svg:y1="13.062cm" svg:x2="7.529cm" svg:y2="9.348cm" draw:start-shape="id4" draw:start-glue-point="0" draw:end-shape="id2" draw:end-glue-point="2" svg:d="M2894 13062l4635-3714" svg:viewBox="0 0 4636 3715">
          <text:p/>
        </draw:connector>
        <draw:custom-shape draw:style-name="gr12" draw:text-style-name="P2" draw:layer="layout" svg:width="0.762cm" svg:height="0.762cm" svg:x="9.136cm" svg:y="4.126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3" draw:text-style-name="P2" draw:layer="layout" svg:width="0.762cm" svg:height="0.762cm" svg:x="6.142cm" svg:y="5.3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2" draw:layer="layout" svg:width="0.762cm" svg:height="0.762cm" svg:x="4.943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1" draw:text-style-name="P2" draw:layer="layout" draw:type="line" svg:x1="7.529cm" svg:y1="9.348cm" svg:x2="12.894cm" svg:y2="13.062cm" draw:start-shape="id2" draw:start-glue-point="2" draw:end-shape="id5" svg:d="M7529 9348l5365 3714" svg:viewBox="0 0 5366 3715">
          <text:p/>
        </draw:connector>
        <draw:custom-shape draw:style-name="gr12" draw:text-style-name="P2" draw:layer="layout" svg:width="0.762cm" svg:height="0.762cm" svg:x="9.537cm" svg:y="10.527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frame draw:style-name="gr5" draw:text-style-name="P6" draw:layer="layout" svg:width="1.778cm" svg:height="0.763cm" svg:x="25.568cm" svg:y="1.569cm">
          <draw:text-box>
            <text:p><text:span text:style-name="T1">job1</text:span></text:p>
          </draw:text-box>
        </draw:frame>
        <draw:custom-shape draw:style-name="gr13" draw:text-style-name="P2" draw:layer="layout" svg:width="0.762cm" svg:height="0.762cm" svg:x="24.806cm" svg:y="1.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2" draw:layer="layout" svg:width="0.762cm" svg:height="0.762cm" svg:x="24.806cm" svg:y="3.94cm">
          <text:p/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" draw:text-style-name="P1" draw:layer="layout" svg:width="1.152cm" svg:height="0.462cm" svg:x="11.386cm" svg:y="15.772cm">
          <text:p text:style-name="P2"><text:span text:style-name="T1">task</text:span></text:p>
          <draw:enhanced-geometry svg:viewBox="0 0 21600 21600" draw:type="rectangle" draw:enhanced-path="M 0 0 L 21600 0 21600 21600 0 21600 0 0 Z N"/>
        </draw:custom-shape>
        <draw:connector draw:style-name="gr11" draw:text-style-name="P2" draw:layer="layout" draw:type="line" svg:x1="7.529cm" svg:y1="9.348cm" svg:x2="7.894cm" svg:y2="13.062cm" draw:start-shape="id2" draw:start-glue-point="2" draw:end-shape="id6" draw:end-glue-point="0" svg:d="M7529 9348l365 3714" svg:viewBox="0 0 366 3715">
          <text:p/>
        </draw:connector>
        <draw:connector draw:style-name="gr11" draw:text-style-name="P2" draw:layer="layout" draw:type="line" svg:x1="14.829cm" svg:y1="9.348cm" svg:x2="17.894cm" svg:y2="13.062cm" draw:start-shape="id7" draw:start-glue-point="2" draw:end-shape="id8" svg:d="M14829 9348l3065 3714" svg:viewBox="0 0 3066 3715">
          <text:p/>
        </draw:connector>
        <draw:connector draw:style-name="gr11" draw:text-style-name="P2" draw:layer="layout" draw:type="line" svg:x1="22.129cm" svg:y1="9.348cm" svg:x2="24.894cm" svg:y2="13.062cm" draw:start-shape="id9" draw:start-glue-point="2" draw:end-shape="id10" draw:end-glue-point="0" svg:d="M22129 9348l2765 3714" svg:viewBox="0 0 2766 3715">
          <text:p/>
        </draw:connector>
        <draw:connector draw:style-name="gr11" draw:text-style-name="P2" draw:layer="layout" draw:type="line" svg:x1="14.829cm" svg:y1="9.348cm" svg:x2="12.894cm" svg:y2="13.062cm" draw:start-shape="id7" draw:start-glue-point="2" draw:end-shape="id5" svg:d="M14829 9348l-1935 3714" svg:viewBox="0 0 1936 3715">
          <text:p/>
        </draw:connector>
        <draw:connector draw:style-name="gr11" draw:text-style-name="P2" draw:layer="layout" draw:type="line" svg:x1="22.129cm" svg:y1="9.348cm" svg:x2="20.982cm" svg:y2="13.229cm" draw:start-shape="id9" draw:start-glue-point="2" svg:d="M22129 9348l-1147 3881" svg:viewBox="0 0 1148 3882">
          <text:p/>
        </draw:connector>
        <draw:custom-shape draw:style-name="gr13" draw:text-style-name="P2" draw:layer="layout" svg:width="0.762cm" svg:height="0.762cm" svg:x="23.0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762cm" svg:height="0.762cm" svg:x="7.344cm" svg:y="10.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15.745cm" svg:y="10.4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21.246cm" svg:y="10.4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draw:layer="layout" svg:width="0.762cm" svg:height="0.762cm" svg:x="13.545cm" svg:y="10.52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2" draw:layer="layout" svg:width="0.762cm" svg:height="0.762cm" svg:x="5.545cm" svg:y="4.1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2" draw:layer="layout" svg:width="0.762cm" svg:height="0.762cm" svg:x="24.846cm" svg:y="2.8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5" draw:text-style-name="P6" draw:layer="layout" svg:width="1.778cm" svg:height="0.763cm" svg:x="25.568cm" svg:y="2.77cm">
          <draw:text-box>
            <text:p><text:span text:style-name="T1">job2</text:span></text:p>
          </draw:text-box>
        </draw:frame>
        <draw:frame draw:style-name="gr5" draw:text-style-name="P6" draw:layer="layout" svg:width="1.778cm" svg:height="0.763cm" svg:x="25.568cm" svg:y="3.87cm">
          <draw:text-box>
            <text:p><text:span text:style-name="T1">job3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0T16:16:34.114382711</meta:creation-date>
    <dc:date>2016-05-23T00:07:32.129218474</dc:date>
    <meta:editing-duration>PT2H49M44S</meta:editing-duration>
    <meta:editing-cycles>74</meta:editing-cycles>
    <meta:generator>LibreOffice/4.2.8.2$Linux_X86_64 LibreOffice_project/420m0$Build-2</meta:generator>
    <meta:document-statistic meta:object-count="83"/>
  </office:meta>
</office:document-meta>
</file>